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solid" svg:stroke-width="0.003cm" svg:stroke-color="#b2b2b2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1.239cm" svg:x="2cm" svg:y="1.001cm" svg:viewBox="0 0 17001 1240" draw:points="0,1240 17001,1240 17001,0 0,0">
          <text:p/>
        </draw:polygon>
        <draw:polygon draw:style-name="gr1" draw:text-style-name="P1" draw:layer="layout" svg:width="5.535cm" svg:height="0.618cm" svg:x="2cm" svg:y="1.001cm" svg:viewBox="0 0 5536 619" draw:points="0,619 5536,619 5536,0 0,0">
          <text:p/>
        </draw:polygon>
        <draw:polygon draw:style-name="gr1" draw:text-style-name="P1" draw:layer="layout" svg:width="5.531cm" svg:height="1.239cm" svg:x="7.535cm" svg:y="1.001cm" svg:viewBox="0 0 5532 1240" draw:points="0,1240 5532,1240 5532,0 0,0">
          <text:p/>
        </draw:polygon>
        <draw:polygon draw:style-name="gr1" draw:text-style-name="P1" draw:layer="layout" svg:width="5.934cm" svg:height="0.618cm" svg:x="13.066cm" svg:y="1.001cm" svg:viewBox="0 0 5935 619" draw:points="0,619 5935,619 5935,0 0,0">
          <text:p/>
        </draw:polygon>
        <draw:polygon draw:style-name="gr1" draw:text-style-name="P1" draw:layer="layout" svg:width="5.535cm" svg:height="0.621cm" svg:x="2cm" svg:y="1.619cm" svg:viewBox="0 0 5536 622" draw:points="0,622 5536,622 5536,0 0,0">
          <text:p/>
        </draw:polygon>
        <draw:polygon draw:style-name="gr1" draw:text-style-name="P1" draw:layer="layout" svg:width="5.934cm" svg:height="0.621cm" svg:x="13.066cm" svg:y="1.619cm" svg:viewBox="0 0 5935 622" draw:points="0,622 5935,622 5935,0 0,0">
          <text:p/>
        </draw:polygon>
        <draw:polygon draw:style-name="gr1" draw:text-style-name="P1" draw:layer="layout" svg:width="17.014cm" svg:height="18.944cm" svg:x="2cm" svg:y="2.998cm" svg:viewBox="0 0 17015 18945" draw:points="0,18945 17015,18945 17015,0 0,0">
          <text:p/>
        </draw:polygon>
        <draw:polygon draw:style-name="gr2" draw:text-style-name="P2" draw:layer="layout" svg:width="4.709cm" svg:height="1.298cm" svg:x="2cm" svg:y="2.998cm" svg:viewBox="0 0 4710 1299" draw:points="0,1299 4710,1299 4710,0 0,0">
          <text:p/>
        </draw:polygon>
        <draw:polygon draw:style-name="gr2" draw:text-style-name="P2" draw:layer="layout" svg:width="5.585cm" svg:height="1.298cm" svg:x="6.709cm" svg:y="2.998cm" svg:viewBox="0 0 5586 1299" draw:points="0,1299 5586,1299 5586,0 0,0">
          <text:p/>
        </draw:polygon>
        <draw:polygon draw:style-name="gr2" draw:text-style-name="P2" draw:layer="layout" svg:width="3.993cm" svg:height="1.298cm" svg:x="12.294cm" svg:y="2.998cm" svg:viewBox="0 0 3994 1299" draw:points="0,1299 3994,1299 3994,0 0,0">
          <text:p/>
        </draw:polygon>
        <draw:polygon draw:style-name="gr2" draw:text-style-name="P2" draw:layer="layout" svg:width="2.727cm" svg:height="1.298cm" svg:x="16.287cm" svg:y="2.998cm" svg:viewBox="0 0 2728 1299" draw:points="0,1299 2728,1299 2728,0 0,0">
          <text:p/>
        </draw:polygon>
        <draw:polygon draw:style-name="gr1" draw:text-style-name="P1" draw:layer="layout" svg:width="4.709cm" svg:height="3.528cm" svg:x="2cm" svg:y="4.296cm" svg:viewBox="0 0 4710 3529" draw:points="0,3529 4710,3529 4710,0 0,0">
          <text:p/>
        </draw:polygon>
        <draw:polygon draw:style-name="gr1" draw:text-style-name="P1" draw:layer="layout" svg:width="5.585cm" svg:height="3.528cm" svg:x="6.709cm" svg:y="4.296cm" svg:viewBox="0 0 5586 3529" draw:points="0,3529 5586,3529 5586,0 0,0">
          <text:p/>
        </draw:polygon>
        <draw:polygon draw:style-name="gr1" draw:text-style-name="P1" draw:layer="layout" svg:width="3.993cm" svg:height="3.528cm" svg:x="12.294cm" svg:y="4.296cm" svg:viewBox="0 0 3994 3529" draw:points="0,3529 3994,3529 3994,0 0,0">
          <text:p/>
        </draw:polygon>
        <draw:polygon draw:style-name="gr1" draw:text-style-name="P1" draw:layer="layout" svg:width="2.727cm" svg:height="3.528cm" svg:x="16.287cm" svg:y="4.296cm" svg:viewBox="0 0 2728 3529" draw:points="0,3529 2728,3529 2728,0 0,0">
          <text:p/>
        </draw:polygon>
        <draw:polygon draw:style-name="gr1" draw:text-style-name="P1" draw:layer="layout" svg:width="4.709cm" svg:height="3.531cm" svg:x="2cm" svg:y="7.824cm" svg:viewBox="0 0 4710 3532" draw:points="0,3532 4710,3532 4710,0 0,0">
          <text:p/>
        </draw:polygon>
        <draw:polygon draw:style-name="gr1" draw:text-style-name="P1" draw:layer="layout" svg:width="5.585cm" svg:height="3.531cm" svg:x="6.709cm" svg:y="7.824cm" svg:viewBox="0 0 5586 3532" draw:points="0,3532 5586,3532 5586,0 0,0">
          <text:p/>
        </draw:polygon>
        <draw:polygon draw:style-name="gr1" draw:text-style-name="P1" draw:layer="layout" svg:width="3.993cm" svg:height="3.531cm" svg:x="12.294cm" svg:y="7.824cm" svg:viewBox="0 0 3994 3532" draw:points="0,3532 3994,3532 3994,0 0,0">
          <text:p/>
        </draw:polygon>
        <draw:polygon draw:style-name="gr1" draw:text-style-name="P1" draw:layer="layout" svg:width="2.727cm" svg:height="3.531cm" svg:x="16.287cm" svg:y="7.824cm" svg:viewBox="0 0 2728 3532" draw:points="0,3532 2728,3532 2728,0 0,0">
          <text:p/>
        </draw:polygon>
        <draw:polygon draw:style-name="gr1" draw:text-style-name="P1" draw:layer="layout" svg:width="4.709cm" svg:height="3.528cm" svg:x="2cm" svg:y="11.355cm" svg:viewBox="0 0 4710 3529" draw:points="0,3529 4710,3529 4710,0 0,0">
          <text:p/>
        </draw:polygon>
        <draw:polygon draw:style-name="gr1" draw:text-style-name="P1" draw:layer="layout" svg:width="5.585cm" svg:height="3.528cm" svg:x="6.709cm" svg:y="11.355cm" svg:viewBox="0 0 5586 3529" draw:points="0,3529 5586,3529 5586,0 0,0">
          <text:p/>
        </draw:polygon>
        <draw:polygon draw:style-name="gr1" draw:text-style-name="P1" draw:layer="layout" svg:width="3.993cm" svg:height="3.528cm" svg:x="12.294cm" svg:y="11.355cm" svg:viewBox="0 0 3994 3529" draw:points="0,3529 3994,3529 3994,0 0,0">
          <text:p/>
        </draw:polygon>
        <draw:polygon draw:style-name="gr1" draw:text-style-name="P1" draw:layer="layout" svg:width="2.727cm" svg:height="3.528cm" svg:x="16.287cm" svg:y="11.355cm" svg:viewBox="0 0 2728 3529" draw:points="0,3529 2728,3529 2728,0 0,0">
          <text:p/>
        </draw:polygon>
        <draw:polygon draw:style-name="gr1" draw:text-style-name="P1" draw:layer="layout" svg:width="4.709cm" svg:height="3.532cm" svg:x="2cm" svg:y="14.883cm" svg:viewBox="0 0 4710 3533" draw:points="0,3533 4710,3533 4710,0 0,0">
          <text:p/>
        </draw:polygon>
        <draw:polygon draw:style-name="gr1" draw:text-style-name="P1" draw:layer="layout" svg:width="5.585cm" svg:height="3.532cm" svg:x="6.709cm" svg:y="14.883cm" svg:viewBox="0 0 5586 3533" draw:points="0,3533 5586,3533 5586,0 0,0">
          <text:p/>
        </draw:polygon>
        <draw:polygon draw:style-name="gr1" draw:text-style-name="P1" draw:layer="layout" svg:width="3.993cm" svg:height="3.532cm" svg:x="12.294cm" svg:y="14.883cm" svg:viewBox="0 0 3994 3533" draw:points="0,3533 3994,3533 3994,0 0,0">
          <text:p/>
        </draw:polygon>
        <draw:polygon draw:style-name="gr1" draw:text-style-name="P1" draw:layer="layout" svg:width="2.727cm" svg:height="3.532cm" svg:x="16.287cm" svg:y="14.883cm" svg:viewBox="0 0 2728 3533" draw:points="0,3533 2728,3533 2728,0 0,0">
          <text:p/>
        </draw:polygon>
        <draw:polygon draw:style-name="gr1" draw:text-style-name="P1" draw:layer="layout" svg:width="4.709cm" svg:height="3.527cm" svg:x="2cm" svg:y="18.415cm" svg:viewBox="0 0 4710 3528" draw:points="0,3528 4710,3528 4710,0 0,0">
          <text:p/>
        </draw:polygon>
        <draw:polygon draw:style-name="gr1" draw:text-style-name="P1" draw:layer="layout" svg:width="5.585cm" svg:height="3.527cm" svg:x="6.709cm" svg:y="18.415cm" svg:viewBox="0 0 5586 3528" draw:points="0,3528 5586,3528 5586,0 0,0">
          <text:p/>
        </draw:polygon>
        <draw:polygon draw:style-name="gr1" draw:text-style-name="P1" draw:layer="layout" svg:width="3.993cm" svg:height="3.527cm" svg:x="12.294cm" svg:y="18.415cm" svg:viewBox="0 0 3994 3528" draw:points="0,3528 3994,3528 3994,0 0,0">
          <text:p/>
        </draw:polygon>
        <draw:polygon draw:style-name="gr1" draw:text-style-name="P1" draw:layer="layout" svg:width="2.727cm" svg:height="3.527cm" svg:x="16.287cm" svg:y="18.415cm" svg:viewBox="0 0 2728 3528" draw:points="0,3528 2728,3528 2728,0 0,0">
          <text:p/>
        </draw:polygon>
        <draw:line draw:style-name="gr3" draw:text-style-name="P3" draw:layer="layout" svg:x1="2cm" svg:y1="1.005cm" svg:x2="7.535cm" svg:y2="1.005cm">
          <text:p/>
        </draw:line>
        <draw:line draw:style-name="gr3" draw:text-style-name="P3" draw:layer="layout" svg:x1="7.535cm" svg:y1="1.005cm" svg:x2="13.066cm" svg:y2="1.005cm">
          <text:p/>
        </draw:line>
        <draw:line draw:style-name="gr3" draw:text-style-name="P3" draw:layer="layout" svg:x1="13.066cm" svg:y1="1.005cm" svg:x2="19cm" svg:y2="1.005cm">
          <text:p/>
        </draw:line>
        <draw:line draw:style-name="gr3" draw:text-style-name="P3" draw:layer="layout" svg:x1="2cm" svg:y1="1.622cm" svg:x2="7.535cm" svg:y2="1.622cm">
          <text:p/>
        </draw:line>
        <draw:line draw:style-name="gr3" draw:text-style-name="P3" draw:layer="layout" svg:x1="13.066cm" svg:y1="1.622cm" svg:x2="19cm" svg:y2="1.622cm">
          <text:p/>
        </draw:line>
        <draw:line draw:style-name="gr3" draw:text-style-name="P3" draw:layer="layout" svg:x1="2cm" svg:y1="2.243cm" svg:x2="7.535cm" svg:y2="2.243cm">
          <text:p/>
        </draw:line>
        <draw:line draw:style-name="gr3" draw:text-style-name="P3" draw:layer="layout" svg:x1="7.535cm" svg:y1="2.243cm" svg:x2="13.066cm" svg:y2="2.243cm">
          <text:p/>
        </draw:line>
        <draw:line draw:style-name="gr3" draw:text-style-name="P3" draw:layer="layout" svg:x1="13.066cm" svg:y1="2.243cm" svg:x2="19cm" svg:y2="2.243cm">
          <text:p/>
        </draw:line>
        <draw:line draw:style-name="gr3" draw:text-style-name="P3" draw:layer="layout" svg:x1="2cm" svg:y1="1.622cm" svg:x2="2cm" svg:y2="1.005cm">
          <text:p/>
        </draw:line>
        <draw:line draw:style-name="gr3" draw:text-style-name="P3" draw:layer="layout" svg:x1="2cm" svg:y1="2.243cm" svg:x2="2cm" svg:y2="1.622cm">
          <text:p/>
        </draw:line>
        <draw:line draw:style-name="gr3" draw:text-style-name="P3" draw:layer="layout" svg:x1="7.535cm" svg:y1="1.622cm" svg:x2="7.535cm" svg:y2="1.005cm">
          <text:p/>
        </draw:line>
        <draw:line draw:style-name="gr3" draw:text-style-name="P3" draw:layer="layout" svg:x1="7.535cm" svg:y1="2.243cm" svg:x2="7.535cm" svg:y2="1.622cm">
          <text:p/>
        </draw:line>
        <draw:line draw:style-name="gr3" draw:text-style-name="P3" draw:layer="layout" svg:x1="13.066cm" svg:y1="1.622cm" svg:x2="13.066cm" svg:y2="1.005cm">
          <text:p/>
        </draw:line>
        <draw:line draw:style-name="gr3" draw:text-style-name="P3" draw:layer="layout" svg:x1="13.066cm" svg:y1="2.243cm" svg:x2="13.066cm" svg:y2="1.622cm">
          <text:p/>
        </draw:line>
        <draw:line draw:style-name="gr3" draw:text-style-name="P3" draw:layer="layout" svg:x1="19cm" svg:y1="1.622cm" svg:x2="19cm" svg:y2="1.005cm">
          <text:p/>
        </draw:line>
        <draw:line draw:style-name="gr3" draw:text-style-name="P3" draw:layer="layout" svg:x1="19cm" svg:y1="2.243cm" svg:x2="19cm" svg:y2="1.622cm">
          <text:p/>
        </draw:line>
        <draw:frame draw:style-name="gr4" draw:text-style-name="P5" draw:layer="layout" svg:width="2.788cm" svg:height="0.424cm" svg:x="2.103cm" svg:y="1.099cm">
          <draw:text-box>
            <text:p text:style-name="P4"><text:span text:style-name="T1">ZEEB, CHARLOTTE</text:span></text:p>
          </draw:text-box>
        </draw:frame>
        <draw:frame draw:style-name="gr4" draw:text-style-name="P5" draw:layer="layout" svg:width="4.743cm" svg:height="0.424cm" svg:x="7.962cm" svg:y="1.409cm">
          <draw:text-box>
            <text:p text:style-name="P4"><text:span text:style-name="T1">HELMHOLTZ-ZENTRUM BERLIN</text:span></text:p>
          </draw:text-box>
        </draw:frame>
        <draw:frame draw:style-name="gr4" draw:text-style-name="P5" draw:layer="layout" svg:width="1.975cm" svg:height="0.424cm" svg:x="16.965cm" svg:y="1.099cm">
          <draw:text-box>
            <text:p text:style-name="P4"><text:span text:style-name="T1">1. SEMESTER</text:span></text:p>
          </draw:text-box>
        </draw:frame>
        <draw:frame draw:style-name="gr4" draw:text-style-name="P5" draw:layer="layout" svg:width="4.003cm" svg:height="0.424cm" svg:x="2.103cm" svg:y="1.72cm">
          <draw:text-box>
            <text:p text:style-name="P4"><text:span text:style-name="T1">2016/02/01 – 2016/02/05</text:span></text:p>
          </draw:text-box>
        </draw:frame>
        <draw:line draw:style-name="gr3" draw:text-style-name="P3" draw:layer="layout" svg:x1="2cm" svg:y1="3.002cm" svg:x2="6.709cm" svg:y2="3.002cm">
          <text:p/>
        </draw:line>
        <draw:line draw:style-name="gr3" draw:text-style-name="P3" draw:layer="layout" svg:x1="6.709cm" svg:y1="3.002cm" svg:x2="12.294cm" svg:y2="3.002cm">
          <text:p/>
        </draw:line>
        <draw:line draw:style-name="gr3" draw:text-style-name="P3" draw:layer="layout" svg:x1="12.294cm" svg:y1="3.002cm" svg:x2="16.287cm" svg:y2="3.002cm">
          <text:p/>
        </draw:line>
        <draw:line draw:style-name="gr3" draw:text-style-name="P3" draw:layer="layout" svg:x1="16.287cm" svg:y1="3.002cm" svg:x2="19.014cm" svg:y2="3.002cm">
          <text:p/>
        </draw:line>
        <draw:line draw:style-name="gr3" draw:text-style-name="P3" draw:layer="layout" svg:x1="2cm" svg:y1="4.3cm" svg:x2="6.709cm" svg:y2="4.3cm">
          <text:p/>
        </draw:line>
        <draw:line draw:style-name="gr3" draw:text-style-name="P3" draw:layer="layout" svg:x1="6.709cm" svg:y1="4.3cm" svg:x2="12.294cm" svg:y2="4.3cm">
          <text:p/>
        </draw:line>
        <draw:line draw:style-name="gr3" draw:text-style-name="P3" draw:layer="layout" svg:x1="12.294cm" svg:y1="4.3cm" svg:x2="16.287cm" svg:y2="4.3cm">
          <text:p/>
        </draw:line>
        <draw:line draw:style-name="gr3" draw:text-style-name="P3" draw:layer="layout" svg:x1="16.287cm" svg:y1="4.3cm" svg:x2="19.014cm" svg:y2="4.3cm">
          <text:p/>
        </draw:line>
        <draw:line draw:style-name="gr3" draw:text-style-name="P3" draw:layer="layout" svg:x1="2cm" svg:y1="7.828cm" svg:x2="6.709cm" svg:y2="7.828cm">
          <text:p/>
        </draw:line>
        <draw:line draw:style-name="gr3" draw:text-style-name="P3" draw:layer="layout" svg:x1="6.709cm" svg:y1="7.828cm" svg:x2="12.294cm" svg:y2="7.828cm">
          <text:p/>
        </draw:line>
        <draw:line draw:style-name="gr3" draw:text-style-name="P3" draw:layer="layout" svg:x1="12.294cm" svg:y1="7.828cm" svg:x2="16.287cm" svg:y2="7.828cm">
          <text:p/>
        </draw:line>
        <draw:line draw:style-name="gr3" draw:text-style-name="P3" draw:layer="layout" svg:x1="16.287cm" svg:y1="7.828cm" svg:x2="19.014cm" svg:y2="7.828cm">
          <text:p/>
        </draw:line>
        <draw:line draw:style-name="gr3" draw:text-style-name="P3" draw:layer="layout" svg:x1="2cm" svg:y1="11.359cm" svg:x2="6.709cm" svg:y2="11.359cm">
          <text:p/>
        </draw:line>
        <draw:line draw:style-name="gr3" draw:text-style-name="P3" draw:layer="layout" svg:x1="6.709cm" svg:y1="11.359cm" svg:x2="12.294cm" svg:y2="11.359cm">
          <text:p/>
        </draw:line>
        <draw:line draw:style-name="gr3" draw:text-style-name="P3" draw:layer="layout" svg:x1="12.294cm" svg:y1="11.359cm" svg:x2="16.287cm" svg:y2="11.359cm">
          <text:p/>
        </draw:line>
        <draw:line draw:style-name="gr3" draw:text-style-name="P3" draw:layer="layout" svg:x1="16.287cm" svg:y1="11.359cm" svg:x2="19.014cm" svg:y2="11.359cm">
          <text:p/>
        </draw:line>
        <draw:line draw:style-name="gr3" draw:text-style-name="P3" draw:layer="layout" svg:x1="2cm" svg:y1="14.887cm" svg:x2="6.709cm" svg:y2="14.887cm">
          <text:p/>
        </draw:line>
        <draw:line draw:style-name="gr3" draw:text-style-name="P3" draw:layer="layout" svg:x1="6.709cm" svg:y1="14.887cm" svg:x2="12.294cm" svg:y2="14.887cm">
          <text:p/>
        </draw:line>
        <draw:line draw:style-name="gr3" draw:text-style-name="P3" draw:layer="layout" svg:x1="12.294cm" svg:y1="14.887cm" svg:x2="16.287cm" svg:y2="14.887cm">
          <text:p/>
        </draw:line>
        <draw:line draw:style-name="gr3" draw:text-style-name="P3" draw:layer="layout" svg:x1="16.287cm" svg:y1="14.887cm" svg:x2="19.014cm" svg:y2="14.887cm">
          <text:p/>
        </draw:line>
        <draw:line draw:style-name="gr3" draw:text-style-name="P3" draw:layer="layout" svg:x1="2cm" svg:y1="18.418cm" svg:x2="6.709cm" svg:y2="18.418cm">
          <text:p/>
        </draw:line>
        <draw:line draw:style-name="gr3" draw:text-style-name="P3" draw:layer="layout" svg:x1="6.709cm" svg:y1="18.418cm" svg:x2="12.294cm" svg:y2="18.418cm">
          <text:p/>
        </draw:line>
        <draw:line draw:style-name="gr3" draw:text-style-name="P3" draw:layer="layout" svg:x1="12.294cm" svg:y1="18.418cm" svg:x2="16.287cm" svg:y2="18.418cm">
          <text:p/>
        </draw:line>
        <draw:line draw:style-name="gr3" draw:text-style-name="P3" draw:layer="layout" svg:x1="16.287cm" svg:y1="18.418cm" svg:x2="19.014cm" svg:y2="18.418cm">
          <text:p/>
        </draw:line>
        <draw:line draw:style-name="gr3" draw:text-style-name="P3" draw:layer="layout" svg:x1="2cm" svg:y1="21.946cm" svg:x2="6.709cm" svg:y2="21.946cm">
          <text:p/>
        </draw:line>
        <draw:line draw:style-name="gr3" draw:text-style-name="P3" draw:layer="layout" svg:x1="6.709cm" svg:y1="21.946cm" svg:x2="12.294cm" svg:y2="21.946cm">
          <text:p/>
        </draw:line>
        <draw:line draw:style-name="gr3" draw:text-style-name="P3" draw:layer="layout" svg:x1="12.294cm" svg:y1="21.946cm" svg:x2="16.287cm" svg:y2="21.946cm">
          <text:p/>
        </draw:line>
        <draw:line draw:style-name="gr3" draw:text-style-name="P3" draw:layer="layout" svg:x1="16.287cm" svg:y1="21.946cm" svg:x2="19.014cm" svg:y2="21.946cm">
          <text:p/>
        </draw:line>
        <draw:line draw:style-name="gr3" draw:text-style-name="P3" draw:layer="layout" svg:x1="2cm" svg:y1="4.3cm" svg:x2="2cm" svg:y2="3.002cm">
          <text:p/>
        </draw:line>
        <draw:line draw:style-name="gr3" draw:text-style-name="P3" draw:layer="layout" svg:x1="2cm" svg:y1="7.828cm" svg:x2="2cm" svg:y2="4.3cm">
          <text:p/>
        </draw:line>
        <draw:line draw:style-name="gr3" draw:text-style-name="P3" draw:layer="layout" svg:x1="2cm" svg:y1="11.359cm" svg:x2="2cm" svg:y2="7.828cm">
          <text:p/>
        </draw:line>
        <draw:line draw:style-name="gr3" draw:text-style-name="P3" draw:layer="layout" svg:x1="2cm" svg:y1="14.887cm" svg:x2="2cm" svg:y2="11.359cm">
          <text:p/>
        </draw:line>
        <draw:line draw:style-name="gr3" draw:text-style-name="P3" draw:layer="layout" svg:x1="2cm" svg:y1="18.418cm" svg:x2="2cm" svg:y2="14.887cm">
          <text:p/>
        </draw:line>
        <draw:line draw:style-name="gr3" draw:text-style-name="P3" draw:layer="layout" svg:x1="2cm" svg:y1="21.946cm" svg:x2="2cm" svg:y2="18.418cm">
          <text:p/>
        </draw:line>
        <draw:line draw:style-name="gr3" draw:text-style-name="P3" draw:layer="layout" svg:x1="6.709cm" svg:y1="4.3cm" svg:x2="6.709cm" svg:y2="3.002cm">
          <text:p/>
        </draw:line>
        <draw:line draw:style-name="gr3" draw:text-style-name="P3" draw:layer="layout" svg:x1="6.709cm" svg:y1="7.828cm" svg:x2="6.709cm" svg:y2="4.3cm">
          <text:p/>
        </draw:line>
        <draw:line draw:style-name="gr3" draw:text-style-name="P3" draw:layer="layout" svg:x1="6.709cm" svg:y1="11.359cm" svg:x2="6.709cm" svg:y2="7.828cm">
          <text:p/>
        </draw:line>
        <draw:line draw:style-name="gr3" draw:text-style-name="P3" draw:layer="layout" svg:x1="6.709cm" svg:y1="14.887cm" svg:x2="6.709cm" svg:y2="11.359cm">
          <text:p/>
        </draw:line>
        <draw:line draw:style-name="gr3" draw:text-style-name="P3" draw:layer="layout" svg:x1="6.709cm" svg:y1="18.418cm" svg:x2="6.709cm" svg:y2="14.887cm">
          <text:p/>
        </draw:line>
        <draw:line draw:style-name="gr3" draw:text-style-name="P3" draw:layer="layout" svg:x1="6.709cm" svg:y1="21.946cm" svg:x2="6.709cm" svg:y2="18.418cm">
          <text:p/>
        </draw:line>
        <draw:line draw:style-name="gr3" draw:text-style-name="P3" draw:layer="layout" svg:x1="12.294cm" svg:y1="4.3cm" svg:x2="12.294cm" svg:y2="3.002cm">
          <text:p/>
        </draw:line>
        <draw:line draw:style-name="gr3" draw:text-style-name="P3" draw:layer="layout" svg:x1="12.294cm" svg:y1="7.828cm" svg:x2="12.294cm" svg:y2="4.3cm">
          <text:p/>
        </draw:line>
        <draw:line draw:style-name="gr3" draw:text-style-name="P3" draw:layer="layout" svg:x1="12.294cm" svg:y1="11.359cm" svg:x2="12.294cm" svg:y2="7.828cm">
          <text:p/>
        </draw:line>
        <draw:line draw:style-name="gr3" draw:text-style-name="P3" draw:layer="layout" svg:x1="12.294cm" svg:y1="14.887cm" svg:x2="12.294cm" svg:y2="11.359cm">
          <text:p/>
        </draw:line>
        <draw:line draw:style-name="gr3" draw:text-style-name="P3" draw:layer="layout" svg:x1="12.294cm" svg:y1="18.418cm" svg:x2="12.294cm" svg:y2="14.887cm">
          <text:p/>
        </draw:line>
        <draw:line draw:style-name="gr3" draw:text-style-name="P3" draw:layer="layout" svg:x1="12.294cm" svg:y1="21.946cm" svg:x2="12.294cm" svg:y2="18.418cm">
          <text:p/>
        </draw:line>
        <draw:line draw:style-name="gr3" draw:text-style-name="P3" draw:layer="layout" svg:x1="16.287cm" svg:y1="4.3cm" svg:x2="16.287cm" svg:y2="3.002cm">
          <text:p/>
        </draw:line>
        <draw:line draw:style-name="gr3" draw:text-style-name="P3" draw:layer="layout" svg:x1="16.287cm" svg:y1="7.828cm" svg:x2="16.287cm" svg:y2="4.3cm">
          <text:p/>
        </draw:line>
        <draw:line draw:style-name="gr3" draw:text-style-name="P3" draw:layer="layout" svg:x1="16.287cm" svg:y1="11.359cm" svg:x2="16.287cm" svg:y2="7.828cm">
          <text:p/>
        </draw:line>
        <draw:line draw:style-name="gr3" draw:text-style-name="P3" draw:layer="layout" svg:x1="16.287cm" svg:y1="14.887cm" svg:x2="16.287cm" svg:y2="11.359cm">
          <text:p/>
        </draw:line>
        <draw:line draw:style-name="gr3" draw:text-style-name="P3" draw:layer="layout" svg:x1="16.287cm" svg:y1="18.418cm" svg:x2="16.287cm" svg:y2="14.887cm">
          <text:p/>
        </draw:line>
        <draw:line draw:style-name="gr3" draw:text-style-name="P3" draw:layer="layout" svg:x1="16.287cm" svg:y1="21.946cm" svg:x2="16.287cm" svg:y2="18.418cm">
          <text:p/>
        </draw:line>
        <draw:line draw:style-name="gr3" draw:text-style-name="P3" draw:layer="layout" svg:x1="19.014cm" svg:y1="4.3cm" svg:x2="19.014cm" svg:y2="3.002cm">
          <text:p/>
        </draw:line>
        <draw:line draw:style-name="gr3" draw:text-style-name="P3" draw:layer="layout" svg:x1="19.014cm" svg:y1="7.828cm" svg:x2="19.014cm" svg:y2="4.3cm">
          <text:p/>
        </draw:line>
        <draw:line draw:style-name="gr3" draw:text-style-name="P3" draw:layer="layout" svg:x1="19.014cm" svg:y1="11.359cm" svg:x2="19.014cm" svg:y2="7.828cm">
          <text:p/>
        </draw:line>
        <draw:line draw:style-name="gr3" draw:text-style-name="P3" draw:layer="layout" svg:x1="19.014cm" svg:y1="14.887cm" svg:x2="19.014cm" svg:y2="11.359cm">
          <text:p/>
        </draw:line>
        <draw:line draw:style-name="gr3" draw:text-style-name="P3" draw:layer="layout" svg:x1="19.014cm" svg:y1="18.418cm" svg:x2="19.014cm" svg:y2="14.887cm">
          <text:p/>
        </draw:line>
        <draw:line draw:style-name="gr3" draw:text-style-name="P3" draw:layer="layout" svg:x1="19.014cm" svg:y1="21.946cm" svg:x2="19.014cm" svg:y2="18.418cm">
          <text:p/>
        </draw:line>
        <draw:frame draw:style-name="gr4" draw:text-style-name="P5" draw:layer="layout" svg:width="1.848cm" svg:height="0.424cm" svg:x="17.096cm" svg:y="1.72cm">
          <draw:text-box>
            <text:p text:style-name="P4"><text:span text:style-name="T1">KW 06 2016</text:span></text:p>
          </draw:text-box>
        </draw:frame>
        <draw:frame draw:style-name="gr4" draw:text-style-name="P5" draw:layer="layout" svg:width="0.595cm" svg:height="0.424cm" svg:x="4.064cm" svg:y="3.438cm">
          <draw:text-box>
            <text:p text:style-name="P4"><text:span text:style-name="T1">TAG</text:span></text:p>
          </draw:text-box>
        </draw:frame>
        <draw:frame draw:style-name="gr4" draw:text-style-name="P5" draw:layer="layout" svg:width="1.115cm" svg:height="0.424cm" svg:x="8.954cm" svg:y="3.438cm">
          <draw:text-box>
            <text:p text:style-name="P4"><text:span text:style-name="T1">INHALT</text:span></text:p>
          </draw:text-box>
        </draw:frame>
        <draw:frame draw:style-name="gr4" draw:text-style-name="P5" draw:layer="layout" svg:width="1.979cm" svg:height="0.424cm" svg:x="13.314cm" svg:y="3.438cm">
          <draw:text-box>
            <text:p text:style-name="P4"><text:span text:style-name="T1">ARBEITSZEIT</text:span></text:p>
          </draw:text-box>
        </draw:frame>
        <draw:frame draw:style-name="gr4" draw:text-style-name="P5" draw:layer="layout" svg:width="0.645cm" svg:height="0.424cm" svg:x="17.332cm" svg:y="3.438cm">
          <draw:text-box>
            <text:p text:style-name="P4"><text:span text:style-name="T1">ORT</text:span></text:p>
          </draw:text-box>
        </draw:frame>
        <draw:frame draw:style-name="gr4" draw:text-style-name="P5" draw:layer="layout" svg:width="3.423cm" svg:height="0.424cm" svg:x="2.671cm" svg:y="5.851cm">
          <draw:text-box>
            <text:p text:style-name="P4"><text:span text:style-name="T1">2016/02/01– MONTAG</text:span></text:p>
          </draw:text-box>
        </draw:frame>
        <draw:frame draw:style-name="gr4" draw:text-style-name="P5" draw:layer="layout" svg:width="5.294cm" svg:height="0.424cm" svg:x="6.932cm" svg:y="5.216cm">
          <draw:text-box>
            <text:p text:style-name="P4"><text:span text:style-name="T2">SONSTIGES: </text:span><text:span text:style-name="T3">Vortrag gehalten und</text:span></text:p>
          </draw:text-box>
        </draw:frame>
        <draw:frame draw:style-name="gr4" draw:text-style-name="P5" draw:layer="layout" svg:width="2.991cm" svg:height="0.424cm" svg:x="8.04cm" svg:y="5.639cm">
          <draw:text-box>
            <text:p text:style-name="P4"><text:span text:style-name="T3">Vorträge angehört.</text:span></text:p>
          </draw:text-box>
        </draw:frame>
        <draw:frame draw:style-name="gr4" draw:text-style-name="P5" draw:layer="layout" svg:width="3.165cm" svg:height="0.424cm" svg:x="7.952cm" svg:y="6.062cm">
          <draw:text-box>
            <text:p text:style-name="P4"><text:span text:style-name="T2">AZUBIRUNDE:</text:span><text:span text:style-name="T3"> Nichts</text:span></text:p>
          </draw:text-box>
        </draw:frame>
        <draw:frame draw:style-name="gr4" draw:text-style-name="P5" draw:layer="layout" svg:width="2.479cm" svg:height="0.424cm" svg:x="8.28cm" svg:y="6.486cm">
          <draw:text-box>
            <text:p text:style-name="P4"><text:span text:style-name="T3">Nennenswertes.</text:span></text:p>
          </draw:text-box>
        </draw:frame>
        <draw:frame draw:style-name="gr4" draw:text-style-name="P5" draw:layer="layout" svg:width="1.818cm" svg:height="0.424cm" svg:x="13.388cm" svg:y="5.851cm">
          <draw:text-box>
            <text:p text:style-name="P4"><text:span text:style-name="T3">0658 – 1620</text:span></text:p>
          </draw:text-box>
        </draw:frame>
        <draw:frame draw:style-name="gr4" draw:text-style-name="P5" draw:layer="layout" svg:width="0.633cm" svg:height="0.424cm" svg:x="17.325cm" svg:y="5.851cm">
          <draw:text-box>
            <text:p text:style-name="P4"><text:span text:style-name="T3">HZB</text:span></text:p>
          </draw:text-box>
        </draw:frame>
        <draw:frame draw:style-name="gr4" draw:text-style-name="P5" draw:layer="layout" svg:width="3.723cm" svg:height="0.424cm" svg:x="2.526cm" svg:y="9.379cm">
          <draw:text-box>
            <text:p text:style-name="P4"><text:span text:style-name="T1">2016/02/02 – DIENSTAG</text:span></text:p>
          </draw:text-box>
        </draw:frame>
        <draw:frame draw:style-name="gr4" draw:text-style-name="P5" draw:layer="layout" svg:width="5.124cm" svg:height="0.424cm" svg:x="7.013cm" svg:y="8.955cm">
          <draw:text-box>
            <text:p text:style-name="P4"><text:span text:style-name="T2">CISCO:</text:span><text:span text:style-name="T3"> Chapter 5 erneut gelesen.</text:span></text:p>
          </draw:text-box>
        </draw:frame>
        <draw:frame draw:style-name="gr4" draw:text-style-name="P5" draw:layer="layout" svg:width="4.828cm" svg:height="0.424cm" svg:x="7.158cm" svg:y="9.379cm">
          <draw:text-box>
            <text:p text:style-name="P4"><text:span text:style-name="T2">SCHULE: </text:span><text:span text:style-name="T3">An Präsentationen für</text:span></text:p>
          </draw:text-box>
        </draw:frame>
        <draw:frame draw:style-name="gr4" draw:text-style-name="P5" draw:layer="layout" svg:width="2.847cm" svg:height="0.424cm" svg:x="8.114cm" svg:y="9.802cm">
          <draw:text-box>
            <text:p text:style-name="P4"><text:span text:style-name="T3">Schule gearbeitet.</text:span></text:p>
          </draw:text-box>
        </draw:frame>
        <draw:frame draw:style-name="gr4" draw:text-style-name="P5" draw:layer="layout" svg:width="1.797cm" svg:height="0.424cm" svg:x="13.395cm" svg:y="9.379cm">
          <draw:text-box>
            <text:p text:style-name="P4"><text:span text:style-name="T3">0658 – 1542</text:span></text:p>
          </draw:text-box>
        </draw:frame>
        <draw:frame draw:style-name="gr4" draw:text-style-name="P5" draw:layer="layout" svg:width="0.633cm" svg:height="0.424cm" svg:x="17.325cm" svg:y="9.379cm">
          <draw:text-box>
            <text:p text:style-name="P4"><text:span text:style-name="T3">HZB</text:span></text:p>
          </draw:text-box>
        </draw:frame>
        <draw:frame draw:style-name="gr4" draw:text-style-name="P5" draw:layer="layout" svg:width="3.918cm" svg:height="0.424cm" svg:x="2.427cm" svg:y="12.91cm">
          <draw:text-box>
            <text:p text:style-name="P4"><text:span text:style-name="T1">2016/02/03 – MITTWOCH</text:span></text:p>
          </draw:text-box>
        </draw:frame>
        <draw:frame draw:style-name="gr4" draw:text-style-name="P5" draw:layer="layout" svg:width="4.015cm" svg:height="0.424cm" svg:x="7.549cm" svg:y="12.275cm">
          <draw:text-box>
            <text:p text:style-name="P4"><text:span text:style-name="T2">CISCO:</text:span><text:span text:style-name="T3"> Chapter 6 gelesen.</text:span></text:p>
          </draw:text-box>
        </draw:frame>
        <draw:frame draw:style-name="gr4" draw:text-style-name="P5" draw:layer="layout" svg:width="5.455cm" svg:height="0.424cm" svg:x="6.858cm" svg:y="12.698cm">
          <draw:text-box>
            <text:p text:style-name="P4"><text:span text:style-name="T3">Chapter 5 + 6 Examen durchlaufen.</text:span></text:p>
          </draw:text-box>
        </draw:frame>
        <draw:frame draw:style-name="gr4" draw:text-style-name="P5" draw:layer="layout" svg:width="3.956cm" svg:height="0.424cm" svg:x="7.574cm" svg:y="13.122cm">
          <draw:text-box>
            <text:p text:style-name="P4"><text:span text:style-name="T2">SCHULE: </text:span><text:span text:style-name="T3">ITS Präsentation</text:span></text:p>
          </draw:text-box>
        </draw:frame>
        <draw:frame draw:style-name="gr4" draw:text-style-name="P5" draw:layer="layout" svg:width="1.81cm" svg:height="0.424cm" svg:x="8.611cm" svg:y="13.545cm">
          <draw:text-box>
            <text:p text:style-name="P4"><text:span text:style-name="T3">vorbereitet.</text:span></text:p>
          </draw:text-box>
        </draw:frame>
        <draw:frame draw:style-name="gr4" draw:text-style-name="P5" draw:layer="layout" svg:width="1.784cm" svg:height="0.424cm" svg:x="13.402cm" svg:y="12.91cm">
          <draw:text-box>
            <text:p text:style-name="P4"><text:span text:style-name="T3">0659 – 1543</text:span></text:p>
          </draw:text-box>
        </draw:frame>
        <draw:frame draw:style-name="gr4" draw:text-style-name="P5" draw:layer="layout" svg:width="0.633cm" svg:height="0.424cm" svg:x="17.325cm" svg:y="12.91cm">
          <draw:text-box>
            <text:p text:style-name="P4"><text:span text:style-name="T3">HZB</text:span></text:p>
          </draw:text-box>
        </draw:frame>
        <draw:frame draw:style-name="gr4" draw:text-style-name="P5" draw:layer="layout" svg:width="4.328cm" svg:height="0.424cm" svg:x="2.223cm" svg:y="16.438cm">
          <draw:text-box>
            <text:p text:style-name="P4"><text:span text:style-name="T1">2016/02/04 – DONNERSTAG</text:span></text:p>
          </draw:text-box>
        </draw:frame>
        <draw:frame draw:style-name="gr4" draw:text-style-name="P5" draw:layer="layout" svg:width="3.981cm" svg:height="0.424cm" svg:x="7.564cm" svg:y="16.014cm">
          <draw:text-box>
            <text:p text:style-name="P4"><text:span text:style-name="T2">CISCO:</text:span><text:span text:style-name="T3"> Chapter 7 gelesen.</text:span></text:p>
          </draw:text-box>
        </draw:frame>
        <draw:frame draw:style-name="gr4" draw:text-style-name="P5" draw:layer="layout" svg:width="5.108cm" svg:height="0.424cm" svg:x="7.027cm" svg:y="16.438cm">
          <draw:text-box>
            <text:p text:style-name="P4"><text:span text:style-name="T2">SONSTIGES:</text:span><text:span text:style-name="T3"> Laptop für Lync/Sky</text:span></text:p>
          </draw:text-box>
        </draw:frame>
        <draw:frame draw:style-name="gr4" draw:text-style-name="P5" draw:layer="layout" svg:width="1.81cm" svg:height="0.424cm" svg:x="8.611cm" svg:y="16.861cm">
          <draw:text-box>
            <text:p text:style-name="P4"><text:span text:style-name="T3">vorbereitet.</text:span></text:p>
          </draw:text-box>
        </draw:frame>
        <draw:frame draw:style-name="gr4" draw:text-style-name="P5" draw:layer="layout" svg:width="1.784cm" svg:height="0.424cm" svg:x="13.402cm" svg:y="16.438cm">
          <draw:text-box>
            <text:p text:style-name="P4"><text:span text:style-name="T3">0700 – 1543</text:span></text:p>
          </draw:text-box>
        </draw:frame>
        <draw:frame draw:style-name="gr4" draw:text-style-name="P5" draw:layer="layout" svg:width="0.633cm" svg:height="0.424cm" svg:x="17.325cm" svg:y="16.438cm">
          <draw:text-box>
            <text:p text:style-name="P4"><text:span text:style-name="T3">HZB</text:span></text:p>
          </draw:text-box>
        </draw:frame>
        <draw:frame draw:style-name="gr4" draw:text-style-name="P5" draw:layer="layout" svg:width="3.456cm" svg:height="0.424cm" svg:x="2.656cm" svg:y="19.969cm">
          <draw:text-box>
            <text:p text:style-name="P4"><text:span text:style-name="T1">2016/02/05 – FREITAG</text:span></text:p>
          </draw:text-box>
        </draw:frame>
        <draw:frame draw:style-name="gr4" draw:text-style-name="P5" draw:layer="layout" svg:width="4.006cm" svg:height="0.424cm" svg:x="7.549cm" svg:y="19.122cm">
          <draw:text-box>
            <text:p text:style-name="P4"><text:span text:style-name="T2">CISCO: </text:span><text:span text:style-name="T3">Chapter 8 gelesen.</text:span></text:p>
          </draw:text-box>
        </draw:frame>
        <draw:frame draw:style-name="gr4" draw:text-style-name="P5" draw:layer="layout" svg:width="5.074cm" svg:height="0.424cm" svg:x="7.045cm" svg:y="19.546cm">
          <draw:text-box>
            <text:p text:style-name="P4"><text:span text:style-name="T2">SONSTIGES: </text:span><text:span text:style-name="T3">An Lync/Sky Projekt</text:span></text:p>
          </draw:text-box>
        </draw:frame>
        <draw:frame draw:style-name="gr4" draw:text-style-name="P5" draw:layer="layout" svg:width="5.539cm" svg:height="0.424cm" svg:x="6.816cm" svg:y="19.969cm">
          <draw:text-box>
            <text:p text:style-name="P4"><text:span text:style-name="T3">gearbeitet – Programme installiert.</text:span></text:p>
          </draw:text-box>
        </draw:frame>
        <draw:frame draw:style-name="gr4" draw:text-style-name="P5" draw:layer="layout" svg:width="4.451cm" svg:height="0.424cm" svg:x="7.338cm" svg:y="20.392cm">
          <draw:text-box>
            <text:p text:style-name="P4"><text:span text:style-name="T2">SCHULE: </text:span><text:span text:style-name="T3">An ITS Präsentation</text:span></text:p>
          </draw:text-box>
        </draw:frame>
        <draw:frame draw:style-name="gr4" draw:text-style-name="P5" draw:layer="layout" svg:width="1.712cm" svg:height="0.424cm" svg:x="8.657cm" svg:y="20.816cm">
          <draw:text-box>
            <text:p text:style-name="P4"><text:span text:style-name="T3">gearbeitet.</text:span></text:p>
          </draw:text-box>
        </draw:frame>
        <draw:frame draw:style-name="gr4" draw:text-style-name="P5" draw:layer="layout" svg:width="1.818cm" svg:height="0.424cm" svg:x="13.384cm" svg:y="19.969cm">
          <draw:text-box>
            <text:p text:style-name="P4"><text:span text:style-name="T3">0658 – 1504</text:span></text:p>
          </draw:text-box>
        </draw:frame>
        <draw:line draw:style-name="gr5" draw:text-style-name="P3" draw:layer="layout" svg:x1="2cm" svg:y1="24.987cm" svg:x2="7.665cm" svg:y2="24.987cm">
          <text:p/>
        </draw:line>
        <draw:line draw:style-name="gr5" draw:text-style-name="P3" draw:layer="layout" svg:x1="13.335cm" svg:y1="24.987cm" svg:x2="19cm" svg:y2="24.987cm">
          <text:p/>
        </draw:line>
        <draw:frame draw:style-name="gr4" draw:text-style-name="P5" draw:layer="layout" svg:width="0.633cm" svg:height="0.424cm" svg:x="17.325cm" svg:y="19.969cm">
          <draw:text-box>
            <text:p text:style-name="P4"><text:span text:style-name="T3">HZB</text:span></text:p>
          </draw:text-box>
        </draw:frame>
        <draw:frame draw:style-name="gr4" draw:text-style-name="P5" draw:layer="layout" svg:width="3.439cm" svg:height="0.424cm" svg:x="2.103cm" svg:y="25.081cm">
          <draw:text-box>
            <text:p text:style-name="P4"><text:span text:style-name="T3">Unterschrift Ausbilder</text:span></text:p>
          </draw:text-box>
        </draw:frame>
        <draw:line draw:style-name="gr5" draw:text-style-name="P3" draw:layer="layout" svg:x1="7.665cm" svg:y1="27.195cm" svg:x2="13.335cm" svg:y2="27.195cm">
          <text:p/>
        </draw:line>
        <draw:frame draw:style-name="gr4" draw:text-style-name="P5" draw:layer="layout" svg:width="4.388cm" svg:height="0.424cm" svg:x="14.46cm" svg:y="25.081cm">
          <draw:text-box>
            <text:p text:style-name="P4"><text:span text:style-name="T3">Unterschrift Auszubildender</text:span></text:p>
          </draw:text-box>
        </draw:frame>
        <draw:frame draw:style-name="gr4" draw:text-style-name="P5" draw:layer="layout" svg:width="7.021cm" svg:height="0.424cm" svg:x="6.946cm" svg:y="27.293cm">
          <draw:text-box>
            <text:p text:style-name="P4"><text:span text:style-name="T3">Unterschrift Klassenlehrer/Außerbetriebliche</text:span></text:p>
          </draw:text-box>
        </draw:frame>
        <draw:frame draw:style-name="gr4" draw:text-style-name="P5" draw:layer="layout" svg:width="1.839cm" svg:height="0.424cm" svg:x="9.56cm" svg:y="27.716cm">
          <draw:text-box>
            <text:p text:style-name="P4"><text:span text:style-name="T3">Fortbildung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cm" svg:height="1.239cm" svg:x="2cm" svg:y="1.001cm" svg:viewBox="0 0 17001 1240" draw:points="0,1240 17001,1240 17001,0 0,0">
          <text:p/>
        </draw:polygon>
        <draw:polygon draw:style-name="gr1" draw:text-style-name="P1" draw:layer="layout" svg:width="5.535cm" svg:height="0.618cm" svg:x="2cm" svg:y="1.001cm" svg:viewBox="0 0 5536 619" draw:points="0,619 5536,619 5536,0 0,0">
          <text:p/>
        </draw:polygon>
        <draw:polygon draw:style-name="gr1" draw:text-style-name="P1" draw:layer="layout" svg:width="5.531cm" svg:height="1.239cm" svg:x="7.535cm" svg:y="1.001cm" svg:viewBox="0 0 5532 1240" draw:points="0,1240 5532,1240 5532,0 0,0">
          <text:p/>
        </draw:polygon>
        <draw:polygon draw:style-name="gr1" draw:text-style-name="P1" draw:layer="layout" svg:width="5.934cm" svg:height="0.618cm" svg:x="13.066cm" svg:y="1.001cm" svg:viewBox="0 0 5935 619" draw:points="0,619 5935,619 5935,0 0,0">
          <text:p/>
        </draw:polygon>
        <draw:polygon draw:style-name="gr1" draw:text-style-name="P1" draw:layer="layout" svg:width="5.535cm" svg:height="0.621cm" svg:x="2cm" svg:y="1.619cm" svg:viewBox="0 0 5536 622" draw:points="0,622 5536,622 5536,0 0,0">
          <text:p/>
        </draw:polygon>
        <draw:polygon draw:style-name="gr1" draw:text-style-name="P1" draw:layer="layout" svg:width="5.934cm" svg:height="0.621cm" svg:x="13.066cm" svg:y="1.619cm" svg:viewBox="0 0 5935 622" draw:points="0,622 5935,622 5935,0 0,0">
          <text:p/>
        </draw:polygon>
        <draw:line draw:style-name="gr3" draw:text-style-name="P3" draw:layer="layout" svg:x1="2cm" svg:y1="1.005cm" svg:x2="7.535cm" svg:y2="1.005cm">
          <text:p/>
        </draw:line>
        <draw:line draw:style-name="gr3" draw:text-style-name="P3" draw:layer="layout" svg:x1="7.535cm" svg:y1="1.005cm" svg:x2="13.066cm" svg:y2="1.005cm">
          <text:p/>
        </draw:line>
        <draw:line draw:style-name="gr3" draw:text-style-name="P3" draw:layer="layout" svg:x1="13.066cm" svg:y1="1.005cm" svg:x2="19cm" svg:y2="1.005cm">
          <text:p/>
        </draw:line>
        <draw:line draw:style-name="gr3" draw:text-style-name="P3" draw:layer="layout" svg:x1="2cm" svg:y1="1.622cm" svg:x2="7.535cm" svg:y2="1.622cm">
          <text:p/>
        </draw:line>
        <draw:line draw:style-name="gr3" draw:text-style-name="P3" draw:layer="layout" svg:x1="13.066cm" svg:y1="1.622cm" svg:x2="19cm" svg:y2="1.622cm">
          <text:p/>
        </draw:line>
        <draw:line draw:style-name="gr3" draw:text-style-name="P3" draw:layer="layout" svg:x1="2cm" svg:y1="2.243cm" svg:x2="7.535cm" svg:y2="2.243cm">
          <text:p/>
        </draw:line>
        <draw:line draw:style-name="gr3" draw:text-style-name="P3" draw:layer="layout" svg:x1="7.535cm" svg:y1="2.243cm" svg:x2="13.066cm" svg:y2="2.243cm">
          <text:p/>
        </draw:line>
        <draw:line draw:style-name="gr3" draw:text-style-name="P3" draw:layer="layout" svg:x1="13.066cm" svg:y1="2.243cm" svg:x2="19cm" svg:y2="2.243cm">
          <text:p/>
        </draw:line>
        <draw:line draw:style-name="gr3" draw:text-style-name="P3" draw:layer="layout" svg:x1="2cm" svg:y1="1.622cm" svg:x2="2cm" svg:y2="1.005cm">
          <text:p/>
        </draw:line>
        <draw:line draw:style-name="gr3" draw:text-style-name="P3" draw:layer="layout" svg:x1="2cm" svg:y1="2.243cm" svg:x2="2cm" svg:y2="1.622cm">
          <text:p/>
        </draw:line>
        <draw:line draw:style-name="gr3" draw:text-style-name="P3" draw:layer="layout" svg:x1="7.535cm" svg:y1="1.622cm" svg:x2="7.535cm" svg:y2="1.005cm">
          <text:p/>
        </draw:line>
        <draw:line draw:style-name="gr3" draw:text-style-name="P3" draw:layer="layout" svg:x1="7.535cm" svg:y1="2.243cm" svg:x2="7.535cm" svg:y2="1.622cm">
          <text:p/>
        </draw:line>
        <draw:line draw:style-name="gr3" draw:text-style-name="P3" draw:layer="layout" svg:x1="13.066cm" svg:y1="1.622cm" svg:x2="13.066cm" svg:y2="1.005cm">
          <text:p/>
        </draw:line>
        <draw:line draw:style-name="gr3" draw:text-style-name="P3" draw:layer="layout" svg:x1="13.066cm" svg:y1="2.243cm" svg:x2="13.066cm" svg:y2="1.622cm">
          <text:p/>
        </draw:line>
        <draw:line draw:style-name="gr3" draw:text-style-name="P3" draw:layer="layout" svg:x1="19cm" svg:y1="1.622cm" svg:x2="19cm" svg:y2="1.005cm">
          <text:p/>
        </draw:line>
        <draw:line draw:style-name="gr3" draw:text-style-name="P3" draw:layer="layout" svg:x1="19cm" svg:y1="2.243cm" svg:x2="19cm" svg:y2="1.622cm">
          <text:p/>
        </draw:line>
        <draw:frame draw:style-name="gr4" draw:text-style-name="P5" draw:layer="layout" svg:width="2.788cm" svg:height="0.424cm" svg:x="2.103cm" svg:y="1.099cm">
          <draw:text-box>
            <text:p text:style-name="P4"><text:span text:style-name="T1">ZEEB, CHARLOTTE</text:span></text:p>
          </draw:text-box>
        </draw:frame>
        <draw:frame draw:style-name="gr4" draw:text-style-name="P5" draw:layer="layout" svg:width="4.743cm" svg:height="0.424cm" svg:x="7.962cm" svg:y="1.409cm">
          <draw:text-box>
            <text:p text:style-name="P4"><text:span text:style-name="T1">HELMHOLTZ-ZENTRUM BERLIN</text:span></text:p>
          </draw:text-box>
        </draw:frame>
        <draw:frame draw:style-name="gr4" draw:text-style-name="P5" draw:layer="layout" svg:width="1.975cm" svg:height="0.424cm" svg:x="16.965cm" svg:y="1.099cm">
          <draw:text-box>
            <text:p text:style-name="P4"><text:span text:style-name="T1">1. SEMESTER</text:span></text:p>
          </draw:text-box>
        </draw:frame>
        <draw:frame draw:style-name="gr4" draw:text-style-name="P5" draw:layer="layout" svg:width="4.003cm" svg:height="0.424cm" svg:x="2.103cm" svg:y="1.72cm">
          <draw:text-box>
            <text:p text:style-name="P4"><text:span text:style-name="T1">2016/02/01 – 2016/02/05</text:span></text:p>
          </draw:text-box>
        </draw:frame>
        <draw:line draw:style-name="gr5" draw:text-style-name="P3" draw:layer="layout" svg:x1="2cm" svg:y1="24.987cm" svg:x2="7.665cm" svg:y2="24.987cm">
          <text:p/>
        </draw:line>
        <draw:line draw:style-name="gr5" draw:text-style-name="P3" draw:layer="layout" svg:x1="13.335cm" svg:y1="24.987cm" svg:x2="19cm" svg:y2="24.987cm">
          <text:p/>
        </draw:line>
        <draw:frame draw:style-name="gr4" draw:text-style-name="P5" draw:layer="layout" svg:width="1.848cm" svg:height="0.424cm" svg:x="17.096cm" svg:y="1.72cm">
          <draw:text-box>
            <text:p text:style-name="P4"><text:span text:style-name="T1">KW 06 2016</text:span></text:p>
          </draw:text-box>
        </draw:frame>
        <draw:frame draw:style-name="gr4" draw:text-style-name="P5" draw:layer="layout" svg:width="3.439cm" svg:height="0.424cm" svg:x="2.103cm" svg:y="25.081cm">
          <draw:text-box>
            <text:p text:style-name="P4"><text:span text:style-name="T3">Unterschrift Ausbilder</text:span></text:p>
          </draw:text-box>
        </draw:frame>
        <draw:line draw:style-name="gr5" draw:text-style-name="P3" draw:layer="layout" svg:x1="7.665cm" svg:y1="27.195cm" svg:x2="13.335cm" svg:y2="27.195cm">
          <text:p/>
        </draw:line>
        <draw:frame draw:style-name="gr4" draw:text-style-name="P5" draw:layer="layout" svg:width="4.388cm" svg:height="0.424cm" svg:x="14.46cm" svg:y="25.081cm">
          <draw:text-box>
            <text:p text:style-name="P4"><text:span text:style-name="T3">Unterschrift Auszubildender</text:span></text:p>
          </draw:text-box>
        </draw:frame>
        <draw:frame draw:style-name="gr4" draw:text-style-name="P5" draw:layer="layout" svg:width="7.021cm" svg:height="0.424cm" svg:x="6.946cm" svg:y="27.293cm">
          <draw:text-box>
            <text:p text:style-name="P4"><text:span text:style-name="T3">Unterschrift Klassenlehrer/Außerbetriebliche</text:span></text:p>
          </draw:text-box>
        </draw:frame>
        <draw:frame draw:style-name="gr4" draw:text-style-name="P5" draw:layer="layout" svg:width="1.839cm" svg:height="0.424cm" svg:x="9.56cm" svg:y="27.716cm">
          <draw:text-box>
            <text:p text:style-name="P4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9"/>
    <meta:generator>LibreOffice/5.2.3.3$Linux_X86_64 LibreOffice_project/20m0$Build-3</meta:generator>
  </office:meta>
</office:document-meta>
</file>